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a53e"/>
    </style:style>
    <style:style style:name="P2" style:family="paragraph" style:parent-style-name="Standard">
      <style:text-properties officeooo:paragraph-rsid="0018931d"/>
    </style:style>
    <style:style style:name="T1" style:family="text">
      <style:text-properties officeooo:rsid="0016a53e"/>
    </style:style>
    <style:style style:name="T2" style:family="text">
      <style:text-properties officeooo:rsid="001893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___________________________</text:p>
      <text:p text:style-name="Standard"><text:database-display text:table-name="firstFormletter" text:table-type="table" text:column-name="Titel" text:database-name="firstFormletter">&lt;Titel&gt;</text:database-display></text:p>
      <text:p text:style-name="Standard"><text:database-display text:table-name="firstFormletter" text:table-type="table" text:column-name="Vorname" text:database-name="firstFormletter">&lt;Vorname&gt;</text:database-display> <text:database-display text:table-name="firstFormletter" text:table-type="table" text:column-name="Name" text:database-name="firstFormletter">&lt;Name&gt;</text:database-display></text:p>
      <text:p text:style-name="Standard"><text:database-display text:table-name="firstFormletter" text:table-type="table" text:column-name="Adresse" text:database-name="firstFormletter">&lt;Adresse&gt;</text:database-display></text:p>
      <text:p text:style-name="Standard"/>
      <text:p text:style-name="Standard"><text:database-display text:table-name="firstFormletter" text:table-type="table" text:column-name="PLZ" text:database-name="firstFormletter">&lt;PLZ&gt;</text:database-display> <text:database-display text:table-name="firstFormletter" text:table-type="table" text:column-name="Ort" text:database-name="firstFormletter">&lt;Ort&gt;</text:database-display></text:p>
      <text:p text:style-name="Standard">___________________________</text:p>
      <text:p text:style-name="Standard"/>
      <text:p text:style-name="Standard"/>
      <text:p text:style-name="Standard">Allgemeines Muster</text:p>
      <text:p text:style-name="Standard"/>
      <text:p text:style-name="Standard"/>
      <text:p text:style-name="Standard"><text:database-display text:table-name="firstFormletter" text:table-type="table" text:column-name="Anrede" text:database-name="firstFormletter">&lt;Anrede&gt;</text:database-display> <text:database-display text:table-name="firstFormletter" text:table-type="table" text:column-name="Name" text:database-name="firstFormletter">&lt;Name&gt;</text:database-display>,</text:p>
      <text:p text:style-name="Standard"/>
      <text:p text:style-name="P1"><text:span text:style-name="T1">Dies ist ein allgemeines Muster für einen Serienbrief der Königsbrunner Tafel.</text:span></text:p>
      <text:p text:style-name="Standard"/>
      <text:p text:style-name="Standard">Mit freundlichen Grüßen,</text:p>
      <text:p text:style-name="Standard"/>
      <text:p text:style-name="P2"><text:span text:style-name="T2">Das Team der Königsbrunner Taf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08:07:51.21</meta:creation-date>
    <dc:date>2013-06-29T13:13:21.95</dc:date>
    <meta:editing-duration>PT18M50S</meta:editing-duration>
    <meta:editing-cycles>3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11" meta:word-count="31" meta:character-count="265" meta:non-whitespace-character-count="245"/>
  </office:meta>
</office:document-meta>
</file>